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604" officeooo:paragraph-rsid="000b8604"/>
    </style:style>
    <style:style style:name="P2" style:family="paragraph" style:parent-style-name="Standard">
      <style:text-properties style:text-position="0% 100%" officeooo:rsid="0012637a" officeooo:paragraph-rsid="00158834"/>
    </style:style>
    <style:style style:name="P3" style:family="paragraph" style:parent-style-name="Standard">
      <style:text-properties style:text-position="0% 100%" officeooo:rsid="001627d0" officeooo:paragraph-rsid="001627d0"/>
    </style:style>
    <style:style style:name="P4" style:family="paragraph" style:parent-style-name="Standard">
      <style:text-properties style:text-position="0% 100%" officeooo:rsid="0017af93" officeooo:paragraph-rsid="0019c738"/>
    </style:style>
    <style:style style:name="P5" style:family="paragraph" style:parent-style-name="Standard">
      <style:text-properties officeooo:rsid="001acb66" officeooo:paragraph-rsid="001acb66"/>
    </style:style>
    <style:style style:name="P6" style:family="paragraph" style:parent-style-name="Standard">
      <style:text-properties style:text-position="super 58%" officeooo:rsid="0012637a" officeooo:paragraph-rsid="000b8604"/>
    </style:style>
    <style:style style:name="P7" style:family="paragraph" style:parent-style-name="Standard">
      <style:text-properties officeooo:rsid="000b8604" officeooo:paragraph-rsid="000b8604"/>
    </style:style>
    <style:style style:name="P8" style:family="paragraph" style:parent-style-name="Standard">
      <style:text-properties officeooo:rsid="000b8604" officeooo:paragraph-rsid="00292b52"/>
    </style:style>
    <style:style style:name="P9" style:family="paragraph" style:parent-style-name="Standard">
      <style:text-properties officeooo:rsid="000b8604" officeooo:paragraph-rsid="0029d447"/>
    </style:style>
    <style:style style:name="P10" style:family="paragraph" style:parent-style-name="Standard">
      <style:text-properties officeooo:rsid="000b8604" officeooo:paragraph-rsid="002a4072"/>
    </style:style>
    <style:style style:name="P11" style:family="paragraph" style:parent-style-name="Standard">
      <style:text-properties officeooo:rsid="000b8604" officeooo:paragraph-rsid="002aa71c"/>
    </style:style>
    <style:style style:name="P12" style:family="paragraph" style:parent-style-name="Standard">
      <style:text-properties officeooo:rsid="000b8604" officeooo:paragraph-rsid="002c7415"/>
    </style:style>
    <style:style style:name="P13" style:family="paragraph" style:parent-style-name="Standard">
      <style:text-properties officeooo:rsid="000b8604" officeooo:paragraph-rsid="002e543d"/>
    </style:style>
    <style:style style:name="P14" style:family="paragraph" style:parent-style-name="Standard">
      <style:text-properties officeooo:rsid="000b8604" officeooo:paragraph-rsid="002fca8b"/>
    </style:style>
    <style:style style:name="P15" style:family="paragraph" style:parent-style-name="Standard">
      <style:text-properties officeooo:rsid="000b8604" officeooo:paragraph-rsid="0031c8d5"/>
    </style:style>
    <style:style style:name="P16" style:family="paragraph" style:parent-style-name="Standard">
      <style:text-properties officeooo:rsid="00231a47" officeooo:paragraph-rsid="00231a47"/>
    </style:style>
    <style:style style:name="P17" style:family="paragraph" style:parent-style-name="Standard">
      <style:text-properties officeooo:rsid="00231a47" officeooo:paragraph-rsid="00350140"/>
    </style:style>
    <style:style style:name="P18" style:family="paragraph" style:parent-style-name="Standard">
      <style:text-properties officeooo:rsid="00231a47" officeooo:paragraph-rsid="0035a141"/>
    </style:style>
    <style:style style:name="P19" style:family="paragraph" style:parent-style-name="Standard">
      <style:text-properties officeooo:rsid="001acb66" officeooo:paragraph-rsid="00259f15"/>
    </style:style>
    <style:style style:name="P20" style:family="paragraph" style:parent-style-name="Standard">
      <style:text-properties officeooo:rsid="001acb66" officeooo:paragraph-rsid="001acb66"/>
    </style:style>
    <style:style style:name="P21" style:family="paragraph" style:parent-style-name="Standard">
      <style:text-properties fo:font-style="italic" officeooo:rsid="001acb66" officeooo:paragraph-rsid="001acb66" style:font-style-asian="italic" style:font-style-complex="italic"/>
    </style:style>
    <style:style style:name="P22" style:family="paragraph" style:parent-style-name="Standard">
      <style:text-properties fo:font-style="italic" style:text-underline-style="solid" style:text-underline-width="auto" style:text-underline-color="font-color" officeooo:rsid="00292b52" officeooo:paragraph-rsid="0030694d" style:font-style-asian="italic" style:font-style-complex="italic"/>
    </style:style>
    <style:style style:name="P23" style:family="paragraph" style:parent-style-name="Standard">
      <style:text-properties fo:font-style="italic" style:text-underline-style="solid" style:text-underline-width="auto" style:text-underline-color="font-color" officeooo:rsid="00292b52" officeooo:paragraph-rsid="00292b52" style:font-style-asian="italic" style:font-style-complex="italic"/>
    </style:style>
    <style:style style:name="P24" style:family="paragraph" style:parent-style-name="Standard">
      <style:text-properties officeooo:rsid="0017c713" officeooo:paragraph-rsid="00259f15"/>
    </style:style>
    <style:style style:name="P25" style:family="paragraph" style:parent-style-name="Standard">
      <style:text-properties officeooo:rsid="0017c713" officeooo:paragraph-rsid="002631f7"/>
    </style:style>
    <style:style style:name="P26" style:family="paragraph" style:parent-style-name="Standard">
      <style:text-properties officeooo:rsid="002631f7" officeooo:paragraph-rsid="002631f7"/>
    </style:style>
    <style:style style:name="P27" style:family="paragraph" style:parent-style-name="Standard">
      <style:text-properties style:text-position="0% 100%" officeooo:rsid="0012637a" officeooo:paragraph-rsid="0030694d"/>
    </style:style>
    <style:style style:name="P28" style:family="paragraph" style:parent-style-name="Standard">
      <style:text-properties style:text-position="0% 100%" officeooo:rsid="0012637a" officeooo:paragraph-rsid="0033c735"/>
    </style:style>
    <style:style style:name="P29" style:family="paragraph" style:parent-style-name="Standard">
      <style:text-properties style:text-position="0% 100%" officeooo:rsid="0012637a" officeooo:paragraph-rsid="0034c4f2"/>
    </style:style>
    <style:style style:name="P30" style:family="paragraph" style:parent-style-name="Standard">
      <style:text-properties style:text-position="0% 100%" officeooo:rsid="001627d0" officeooo:paragraph-rsid="0034db34"/>
    </style:style>
    <style:style style:name="P31" style:family="paragraph" style:parent-style-name="Standard">
      <style:text-properties style:text-position="0% 100%" officeooo:rsid="0017af93" officeooo:paragraph-rsid="0034db34"/>
    </style:style>
    <style:style style:name="P32" style:family="paragraph" style:parent-style-name="Standard">
      <style:text-properties style:text-position="0% 100%" style:text-underline-style="solid" style:text-underline-width="auto" style:text-underline-color="font-color" fo:font-weight="bold" officeooo:rsid="001cb08d" officeooo:paragraph-rsid="001cb08d"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68671" officeooo:paragraph-rsid="00268671"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1acb66" officeooo:paragraph-rsid="001acb66" style:font-weight-asian="bold" style:font-weight-complex="bold"/>
    </style:style>
    <style:style style:name="T1" style:family="text">
      <style:text-properties style:text-position="super 58%"/>
    </style:style>
    <style:style style:name="T2" style:family="text">
      <style:text-properties style:text-position="super 58%" officeooo:rsid="001912ef"/>
    </style:style>
    <style:style style:name="T3" style:family="text">
      <style:text-properties style:text-position="0% 100%"/>
    </style:style>
    <style:style style:name="T4" style:family="text">
      <style:text-properties style:text-position="0% 100%" officeooo:rsid="0012637a"/>
    </style:style>
    <style:style style:name="T5" style:family="text">
      <style:text-properties style:text-position="0% 100%" officeooo:rsid="001912ef"/>
    </style:style>
    <style:style style:name="T6" style:family="text">
      <style:text-properties style:text-position="0% 100%" officeooo:rsid="002e543d"/>
    </style:style>
    <style:style style:name="T7" style:family="text">
      <style:text-properties style:text-position="0% 100%" fo:font-weight="bold" officeooo:rsid="0017c713" style:font-weight-asian="bold" style:font-weight-complex="bold"/>
    </style:style>
    <style:style style:name="T8" style:family="text">
      <style:text-properties style:text-position="0% 100%" fo:font-weight="bold" officeooo:rsid="002e543d" style:font-weight-asian="bold" style:font-weight-complex="bold"/>
    </style:style>
    <style:style style:name="T9" style:family="text">
      <style:text-properties style:text-position="0% 100%" fo:font-weight="normal" officeooo:rsid="002e543d" style:font-weight-asian="normal" style:font-weight-complex="normal"/>
    </style:style>
    <style:style style:name="T10" style:family="text">
      <style:text-properties style:text-position="0% 100%" fo:font-weight="normal" officeooo:rsid="001912ef" style:font-weight-asian="normal" style:font-weight-complex="normal"/>
    </style:style>
    <style:style style:name="T11" style:family="text">
      <style:text-properties style:text-position="0% 100%" fo:font-weight="normal" officeooo:rsid="002fca8b" style:font-weight-asian="normal" style:font-weight-complex="normal"/>
    </style:style>
    <style:style style:name="T12" style:family="text">
      <style:text-properties style:text-position="0% 100%" officeooo:rsid="002fca8b"/>
    </style:style>
    <style:style style:name="T13" style:family="text">
      <style:text-properties style:text-position="0% 100%" officeooo:rsid="00350140"/>
    </style:style>
    <style:style style:name="T14" style:family="text">
      <style:text-properties style:text-position="0% 100%" officeooo:rsid="0035a141"/>
    </style:style>
    <style:style style:name="T15" style:family="text">
      <style:text-properties officeooo:rsid="0017c713"/>
    </style:style>
    <style:style style:name="T16" style:family="text">
      <style:text-properties officeooo:rsid="001912ef"/>
    </style:style>
    <style:style style:name="T17" style:family="text">
      <style:text-properties officeooo:rsid="0019c738"/>
    </style:style>
    <style:style style:name="T18" style:family="text">
      <style:text-properties officeooo:rsid="0023d18d"/>
    </style:style>
    <style:style style:name="T19" style:family="text">
      <style:text-properties officeooo:rsid="00259f15"/>
    </style:style>
    <style:style style:name="T20" style:family="text">
      <style:text-properties officeooo:rsid="002631f7"/>
    </style:style>
    <style:style style:name="T21" style:family="text">
      <style:text-properties fo:font-weight="bold" style:font-weight-asian="bold" style:font-weight-complex="bold"/>
    </style:style>
    <style:style style:name="T22" style:family="text">
      <style:text-properties fo:font-weight="bold" officeooo:rsid="0017c713" style:font-weight-asian="bold" style:font-weight-complex="bold"/>
    </style:style>
    <style:style style:name="T23" style:family="text">
      <style:text-properties fo:font-weight="bold" officeooo:rsid="0019c738" style:font-weight-asian="bold" style:font-weight-complex="bold"/>
    </style:style>
    <style:style style:name="T24" style:family="text">
      <style:text-properties fo:font-weight="bold" officeooo:rsid="0034d240" style:font-weight-asian="bold" style:font-weight-complex="bold"/>
    </style:style>
    <style:style style:name="T25" style:family="text">
      <style:text-properties fo:font-weight="bold" officeooo:rsid="0034db34" style:font-weight-asian="bold" style:font-weight-complex="bold"/>
    </style:style>
    <style:style style:name="T26" style:family="text">
      <style:text-properties officeooo:rsid="00292b52"/>
    </style:style>
    <style:style style:name="T27" style:family="text">
      <style:text-properties officeooo:rsid="002c7415"/>
    </style:style>
    <style:style style:name="T28" style:family="text">
      <style:text-properties officeooo:rsid="0030694d"/>
    </style:style>
    <style:style style:name="T29" style:family="text">
      <style:text-properties fo:font-style="italic" style:text-underline-style="solid" style:text-underline-width="auto" style:text-underline-color="font-color" officeooo:rsid="00292b52" style:font-style-asian="italic" style:font-style-complex="italic"/>
    </style:style>
    <style:style style:name="T30" style:family="text">
      <style:text-properties officeooo:rsid="0033c735"/>
    </style:style>
    <style:style style:name="T31" style:family="text">
      <style:text-properties officeooo:rsid="0034db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travex</text:p>
      <text:p text:style-name="P1"/>
      <text:p text:style-name="P1"/>
      <text:p text:style-name="P5">Manuel d’utilisation :</text:p>
      <text:p text:style-name="P5"/>
      <text:p text:style-name="P19"><text:span text:style-name="T18">D</text:span>ossier du tetraverx : </text:p>
      <text:p text:style-name="P19"><text:tab/><text:span text:style-name="T19">U</text:span>tiliser <text:span text:style-name="T18">le makefile</text:span> </text:p>
      <text:p text:style-name="P19"><text:tab/><text:span text:style-name="T19">A</text:span>lle<text:span text:style-name="T19">r</text:span> dans le dossier “bin” </text:p>
      <text:p text:style-name="P19"><text:tab/><text:span text:style-name="T19">E</text:span>x<text:span text:style-name="T19">é</text:span>cuter le programme”tetravex”.</text:p>
      <text:p text:style-name="P5">Suiv<text:span text:style-name="T19">re ensuite</text:span> les <text:span text:style-name="T19">é</text:span>tape<text:span text:style-name="T19">s </text:span>pour les diff<text:span text:style-name="T18">é</text:span>rents param<text:span text:style-name="T18">é</text:span>trage<text:span text:style-name="T18">s</text:span>.</text:p>
      <text:p text:style-name="P5"/>
      <text:p text:style-name="P21">Attention le “<text:span text:style-name="T19">resolve</text:span>parralele2” <text:span text:style-name="T18">utilise</text:span> beaucoup de memoire. A ne pas utiliser sur les grand<text:span text:style-name="T19">s</text:span> tablea<text:span text:style-name="T19">ux.</text:span></text:p>
      <text:p text:style-name="P26"/>
      <text:p text:style-name="P1"/>
      <text:p text:style-name="P34">Algor<text:span text:style-name="T19">i</text:span>thme <text:span text:style-name="T19">Tetraverx : </text:span>Explication <text:span text:style-name="T19">des différentes implémentations</text:span></text:p>
      <text:p text:style-name="P1"/>
      <text:p text:style-name="P24">J’ai implémenté durant ce projet 7 façons de résoudre un Tetravex : 2 <text:span text:style-name="T19">fonctions en </text:span>séquentiel et 5 <text:span text:style-name="T19">en </text:span>parallèles. </text:p>
      <text:p text:style-name="P24"><text:span text:style-name="T19">Chacune des 7</text:span> fonctions <text:span text:style-name="T20">a</text:span> en argument un boolean pour savoir il doit ne chercher que la première solution ou toute<text:span text:style-name="T20">s les possibilités existantes.</text:span></text:p>
      <text:p text:style-name="P25"><text:span text:style-name="T20">Chacune des</text:span> 7 méthodes commence <text:span text:style-name="T20">de la même manière en positionnant </text:span>toutes les pièces dans le plateau puis <text:span text:style-name="T20">modifie leurs positions </text:span>pour essaye<text:span text:style-name="T20">r</text:span> de trouver la solution. </text:p>
      <text:p text:style-name="P25">Ce <text:span text:style-name="T20">fonctionnement</text:span> permet d’éviter de garder une liste de pièce en paramètre, <text:span text:style-name="T20">en économisant implicitement de la mémoire.</text:span></text:p>
      <text:p text:style-name="P25">De plus toutes les méthodes parallélisées seront lancées dans un thread pool.</text:p>
      <text:p text:style-name="P1"/>
      <text:p text:style-name="P33">Définition de chaque fonction : </text:p>
      <text:p text:style-name="P1"/>
      <text:p text:style-name="P15">-<text:span text:style-name="T15"> </text:span><text:span text:style-name="T22">resolveSequentielleRec</text:span><text:span text:style-name="T15"> : Fonction basée sur du backtraking en récursive.</text:span></text:p>
      <text:p text:style-name="P15"><text:span text:style-name="T29">Pour rappel : Toutes les pièces sont positionnées aléatoirement au démarrage</text:span></text:p>
      <text:p text:style-name="P15"><text:span text:style-name="T15">A chaque valadation de la position d’une pièce dans un emplacement (ce qui génère une permutation de pièces entre l’emplacement réceptionnaire et l’emplacement initial de la pièce validée), la fonction définit la nouvelle zone à “remplir” sur la logique suivante : incrémentation de l’index de l’emplacement en avançant dans le tableau de gauche à droite puis de haut en bas.</text:span></text:p>
      <text:p text:style-name="P23"/>
      <text:p text:style-name="P8"><text:span text:style-name="T26">Pour un emplacement donné, si la pièce testée ne va pas dans cet emplacement, la fonction teste la pièce suivante (logique : gauche vers droite et haut vers bas) et ainsi de suite. </text:span></text:p>
      <text:p text:style-name="P9"><text:span text:style-name="T26">Si aucune pièce ne convient à la zone à “remplir”, le système considère qu’il doit revenir en arrère sur l’emplacement précédent et retester les pièces des zones suivantes qui sont à sa droite et en dessous</text:span></text:p>
      <text:p text:style-name="P1"/>
      <text:p text:style-name="P10"><text:span text:style-name="T21">- </text:span><text:span text:style-name="T22">resolveSequentielIt </text:span><text:span text:style-name="T15">: Même méthodologie que la fonction </text:span><text:span text:style-name="T22">resolveSequentielleRec</text:span><text:span text:style-name="T15"> mais en itératif, cela qui permet de realiser les plateaux de jeu aux tailles superieures ou égales à 300x300 sans allouer plus de mémoire (stack).</text:span></text:p>
      <text:p text:style-name="P1"/>
      <text:p text:style-name="P11"><text:span text:style-name="T21">-</text:span><text:span text:style-name="T22">resolveParrallele1</text:span><text:span text:style-name="T15"> : Une des méthodes les plus simples mais la plus efficace. Le but de cette méthode est de récupérer la méthode séquencielle recursive et de la parralléliser. </text:span></text:p>
      <text:p text:style-name="P11"><text:span text:style-name="T15">Pour cela on va initialiser x tableaux (x étant le nombre d’emplacements du tableau initial) avec pour chacun une pièce différente dans sa première cellule (coordonnées 0;0), pièce fixe et non modifiale, et avec toutes las autres pièces dans les autres emplacements</text:span></text:p>
      <text:p text:style-name="P22">Pour rappel : Toutes les pièces sont positionnées aléatoirement au démarrage</text:p>
      <text:p text:style-name="P12"><text:soft-page-break/><text:span text:style-name="T15">Pour chaque fonction, on va envoyer une tâche dans le thread pool. Quand un thread récupéra une tache il exécutera une récursive à partir de la seconde valeur (coordonnées 0;1).</text:span></text:p>
      <text:p text:style-name="P12"><text:span text:style-name="T27">Au démarrage, cette méthode, qui copie les tableaux (égal au nombre d’emplacement), utilise énormément de mémoire. Sur un 300x300, on génère 90 000 tableaux. </text:span></text:p>
      <text:p text:style-name="P1"/>
      <text:p text:style-name="P13"><text:span text:style-name="T21">-</text:span><text:span text:style-name="T22">resolveParrallele2 </text:span><text:span text:style-name="T15">:</text:span><text:span text:style-name="T4"> </text:span><text:span text:style-name="T5">Méthode </text:span><text:span text:style-name="T6">lourde et chronophage en mémoire qui multiplie les</text:span><text:span text:style-name="T5"> tableaux. </text:span></text:p>
      <text:p text:style-name="P14"><text:span text:style-name="T6">Le démarrage est identique celui de la fonction </text:span><text:span text:style-name="T8">re</text:span><text:span text:style-name="T7">solveParrallele1, </text:span><text:span text:style-name="T9">mais par exemple, chaque test du <text:s/>deuxième</text:span><text:span text:style-name="T10"> </text:span><text:span text:style-name="T9">emplacement de chaque tableau va générer autant de sous-tableaux que de pièces restantes à positionner et ainsi de suite pour chaque nouvel emplacement testé </text:span><text:span text:style-name="T11">(coordonnée avec l</text:span><text:span text:style-name="T5">’indice supérieur</text:span><text:span text:style-name="T12">)</text:span><text:span text:style-name="T5">.</text:span></text:p>
      <text:p text:style-name="P14"><text:span text:style-name="T12">Dans le</text:span><text:span text:style-name="T5"> pire des cas sur un tableau </text:span><text:span text:style-name="T12">intial </text:span><text:span text:style-name="T5">de 300x300, on g</text:span><text:span text:style-name="T12">é</text:span><text:span text:style-name="T5">n</text:span><text:span text:style-name="T12">è</text:span><text:span text:style-name="T5">r</text:span><text:span text:style-name="T12">er</text:span><text:span text:style-name="T5">a</text:span><text:span text:style-name="T12"> </text:span><text:span text:style-name="T5">environ 3 x10</text:span><text:span text:style-name="T2">614 <text:s/></text:span><text:span text:style-name="T12">tableaux</text:span></text:p>
      <text:p text:style-name="P6"/>
      <text:p text:style-name="P27"><text:span text:style-name="T22">-resolve</text:span><text:span text:style-name="T21">Parralele3</text:span> : <text:span text:style-name="T28">Cette méthode est déclinée de la fonction </text:span><text:span text:style-name="T22">resolveParrallele2</text:span><text:span text:style-name="T28"> </text:span></text:p>
      <text:p text:style-name="P27"><text:span text:style-name="T28">Chaque thread dans le threadpool a une copie du tableau. </text:span></text:p>
      <text:p text:style-name="P27"><text:span text:style-name="T28">Donc si nous avons 4 threads disponibles, nous aurons 4 copies identiques du tableau (au lieu des 3 x10</text:span><text:span text:style-name="T2">614</text:span><text:span text:style-name="T16">). </text:span></text:p>
      <text:p text:style-name="P28"><text:span text:style-name="T30">Chaque tâche consiste à valider x pièces possibles pour chaque emplacement testé, ensuite <text:s/>le système annoncera les x permutations à faire. Chaque possibilité devient une nouvelle tâche à traiter qui permettra de tester l’emplacement suivant.</text:span></text:p>
      <text:p text:style-name="P29"><text:span text:style-name="T16">Donc une tache est prise par le thread, il fait la permutation qui a été demandée dans son tableau et validera x pièces possibles pour chaque emplacement suivant testé et ainsi de suite</text:span></text:p>
      <text:p text:style-name="P2"/>
      <text:p text:style-name="P30"><text:span text:style-name="T22">-resolve</text:span><text:span text:style-name="T21">Parralele4Rec</text:span> : <text:span text:style-name="T17">Reprends le concept du thread avec son tableau (idem </text:span><text:span text:style-name="T22">resolve</text:span><text:span text:style-name="T23">Parralele3</text:span><text:span text:style-name="T24">)</text:span><text:span text:style-name="T17">. On va définir pour chaque tâche la permutation à faire entre la pièce de l’emplacement (0;0) du tableau initial et la pièce choisie sur l’emplacement (x;y) </text:span></text:p>
      <text:p text:style-name="P30"><text:span text:style-name="T31">Ensuite le système va appliquer la méthode récursive </text:span><text:span text:style-name="T22">resolveSequentielleRec </text:span><text:span text:style-name="T31">à partir de la cellule (0;1)</text:span></text:p>
      <text:p text:style-name="P3"/>
      <text:p text:style-name="P31"><text:span text:style-name="T22">-resolve</text:span><text:span text:style-name="T21">Parrelel4It</text:span> : <text:span text:style-name="T17">Même resolveParralle4rec mais en itératif (</text:span><text:span text:style-name="T22">resolveSequentielIt</text:span><text:span text:style-name="T25">)</text:span></text:p>
      <text:p text:style-name="P4"/>
      <text:p text:style-name="P4"/>
      <text:p text:style-name="P32">Comparaison</text:p>
      <text:p text:style-name="P1"/>
      <text:p text:style-name="P16"><text:span text:style-name="T3">On peut constater que les temps </text:span><text:span text:style-name="T13">de traitement des algorythmes </text:span><text:span text:style-name="T3">séquentiel</text:span><text:span text:style-name="T13">s</text:span><text:span text:style-name="T3"> </text:span><text:span text:style-name="T13">ou</text:span><text:span text:style-name="T3"> parallèle</text:span><text:span text:style-name="T13">s</text:span><text:span text:style-name="T3"> ne sont pas très différents.</text:span></text:p>
      <text:p text:style-name="P17"><text:span text:style-name="T3">One constate que </text:span><text:span text:style-name="T13">ce sont </text:span><text:span text:style-name="T3">les versions parallèles 4 ( récursive e</text:span><text:span text:style-name="T13">t</text:span><text:span text:style-name="T3"> itératif) </text:span><text:span text:style-name="T13">qui </text:span><text:span text:style-name="T3">prennent le plus de temps (1 s</text:span><text:span text:style-name="T13">econde pour résoudre le problème</text:span><text:span text:style-name="T3">), mais quelque soit la taille du tableau, les temps </text:span><text:span text:style-name="T13">de traitement</text:span><text:span text:style-name="T3"> restent à peu près constant. </text:span></text:p>
      <text:p text:style-name="P17"><text:span text:style-name="T3">Les 2 f</text:span><text:span text:style-name="T13">o</text:span><text:span text:style-name="T3">nction sequentiel</text:span><text:span text:style-name="T13">les </text:span><text:span text:style-name="T3">on</text:span><text:span text:style-name="T13">t</text:span><text:span text:style-name="T3"> q</text:span><text:span text:style-name="T13">u</text:span><text:span text:style-name="T3">and </text:span><text:span text:style-name="T13">à</text:span><text:span text:style-name="T3"> </text:span><text:span text:style-name="T13">e</text:span><text:span text:style-name="T3">lle</text:span><text:span text:style-name="T13">s</text:span><text:span text:style-name="T3"> des temps </text:span><text:span text:style-name="T13">de traitement trés courts </text:span><text:span text:style-name="T3"><text:s/>mais </text:span><text:span text:style-name="T13">qui é</text:span><text:span text:style-name="T3">volue</text:span><text:span text:style-name="T13">nt</text:span><text:span text:style-name="T3"> tr</text:span><text:span text:style-name="T13">é</text:span><text:span text:style-name="T3">s vite </text:span><text:span text:style-name="T13">en fonction de la taille du tableau</text:span><text:span text:style-name="T3">. </text:span></text:p>
      <text:p text:style-name="P17"><text:span text:style-name="T3">Les méthodes parallèles 2 et parallèle 3 </text:span><text:span text:style-name="T13">ne sont pas en capacité de traiter des tableaux de format supérieurs à 50x50</text:span></text:p>
      <text:p text:style-name="P18"><text:span text:style-name="T13">- Le “</text:span><text:span text:style-name="T3">Parallèle2” <text:s/>copie tout le tableau à chaque iteration, don</text:span><text:span text:style-name="T13">c</text:span><text:span text:style-name="T3"> la mémoire e</text:span><text:span text:style-name="T13">s</text:span><text:span text:style-name="T3">t saturée de copie</text:span><text:span text:style-name="T13">s </text:span><text:span text:style-name="T3">de tableau</text:span><text:span text:style-name="T13">x,</text:span><text:span text:style-name="T3"> </text:span><text:span text:style-name="T14">pouvant arriver à “</text:span><text:span text:style-name="T3">planter” l’</text:span><text:span text:style-name="T14">ordinateur</text:span><text:span text:style-name="T3">.</text:span></text:p>
      <text:p text:style-name="P18"><text:span text:style-name="T3">- </text:span><text:span text:style-name="T14">Le</text:span><text:span text:style-name="T3"> parallèle3 </text:span><text:span text:style-name="T14">contrairement au “Parelele2” il n’a pas de </text:span><text:span text:style-name="T3">problème d</text:span><text:span text:style-name="T14">e</text:span><text:span text:style-name="T3"> stockage mais un problème de vitesse </text:span><text:span text:style-name="T14">de traitement. C</text:span><text:span text:style-name="T3">omme on est dans un thread pool, on en connaît pas réellement l’ordre de passage des taches, </text:span><text:span text:style-name="T14">ainsi</text:span><text:span text:style-name="T3"> on stock</text:span><text:span text:style-name="T14">e</text:span><text:span text:style-name="T3"> de nombreuses </text:span><text:span text:style-name="T14">opérations</text:span><text:span text:style-name="T3">. </text:span><text:span text:style-name="T14">Par exemple : s</text:span><text:span text:style-name="T3">ur un 50x50 on aurait 2500 </text:span><text:span text:style-name="T14">pièces à traiter</text:span><text:span text:style-name="T3"> et donc, </text:span><text:span text:style-name="T14">dans le pire des cas</text:span><text:span text:style-name="T3"> <text:s/>1.629x10</text:span><text:span text:style-name="T1">7411</text:span><text:span text:style-name="T3"> tâches </text:span><text:span text:style-name="T14">à trai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00:47:21.989334624</meta:creation-date>
    <dc:date>2018-12-08T18:52:30.927570260</dc:date>
    <meta:editing-duration>P1DT40M3S</meta:editing-duration>
    <meta:editing-cycles>13</meta:editing-cycles>
    <meta:generator>LibreOffice/5.1.6.2$Linux_X86_64 LibreOffice_project/10m0$Build-2</meta:generator>
    <meta:document-statistic meta:table-count="0" meta:image-count="0" meta:object-count="0" meta:page-count="2" meta:paragraph-count="44" meta:word-count="912" meta:character-count="5784" meta:non-whitespace-character-count="4891"/>
  </office:meta>
</office:document-meta>
</file>